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New" fo:font-size="5pt" style:font-size-asian="5pt" style:font-size-complex="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 <text:s text:c="42"/>&lt;&lt;&lt;&lt;&lt;&lt;&lt;&lt;&lt;&lt;&lt;&lt;&lt;&lt;&lt;&lt;&lt;&lt;&lt;&lt;&lt;&gt;&gt;&gt;&gt;&gt;&gt;&gt;&gt;&gt;&gt;&gt;&gt;&gt;&gt;&gt;&gt;&gt;&gt;&gt;&gt; <text:s text:c="316"/>&lt; <text:s text:c="42"/>&lt;&lt;&lt;&lt;&lt;&lt;&lt;&lt;&lt;&lt;&lt;&lt;&lt;&lt;&lt;&lt;&lt;&lt;&lt;&lt;&lt;&gt;&gt;&gt;&gt;&gt;&gt;&gt;&gt;&gt;&gt;&gt;&gt;&gt;&gt;&gt;&gt;&gt;&gt;&gt;&gt;&gt;&gt;&gt;&gt; <text:s text:c="262"/>&lt; <text:s text:c="42"/>&lt;&lt;&lt;&lt;&lt;&lt;&lt;&lt;&lt;&lt;&lt;&lt;&lt;&lt;&lt;&lt;&lt;&lt;&lt;&lt;&lt;&gt;&gt;&gt;&gt;&gt;&gt;&gt;&gt;&gt;&gt;&gt;&gt;&gt;&gt;&gt;&gt;&gt;&gt;&gt;&gt;&gt;&gt;&gt;&gt;&gt;&gt;&gt;&gt; <text:s text:c="225"/>&lt; <text:s text:c="52"/>&lt;&lt;&lt;&lt;&lt; <text:s text:c="27"/>&gt;&gt;&gt;&gt;&gt;&gt;&gt;&gt; <text:s text:c="417"/>&lt; <text:s text:c="52"/>&lt;&lt;&lt;&lt;&lt; <text:s text:c="30"/>&gt;&gt;&gt;&gt;&gt;&gt;&gt; <text:s text:c="270"/>&lt; <text:s text:c="52"/>&lt;&lt;&lt;&lt;&lt; <text:s text:c="32"/>&gt;&gt;&gt;&gt;&gt;&gt; <text:s text:c="214"/>&lt; <text:s text:c="52"/>&lt;&lt;&lt;&lt;&lt; <text:s text:c="34"/>&gt;&gt;&gt;&gt;&gt; <text:s text:c="176"/>&lt; <text:s text:c="52"/>&lt;&lt;&lt;&lt;&lt; <text:s text:c="35"/>&gt;&gt;&gt;&gt;&gt; <text:s text:c="409"/>&lt; <text:s text:c="52"/>&lt;&lt;&lt;&lt;&lt; <text:s text:c="36"/>&gt;&gt;&gt;&gt; <text:s text:c="264"/>&lt; <text:s text:c="52"/>&lt;&lt;&lt;&lt;&lt; <text:s text:c="36"/>&gt;&gt;&gt;&gt;&gt; <text:s text:c="210"/>&lt; <text:s text:c="52"/>&lt;&lt;&lt;&lt;&lt; <text:s text:c="36"/>&gt;&gt;&gt;&gt;&gt; <text:s text:c="174"/>&lt; <text:s text:c="52"/>&lt;&lt;&lt;&lt;&lt; <text:s text:c="36"/>&gt;&gt;&gt;&gt; <text:s text:c="408"/>&lt; <text:s text:c="52"/>&lt;&lt;&lt;&lt;&lt; <text:s text:c="35"/>&gt;&gt;&gt;&gt;&gt; <text:s text:c="265"/>&lt; <text:s text:c="52"/>&lt;&lt;&lt;&lt;&lt; <text:s text:c="34"/>&gt;&gt;&gt;&gt;&gt; <text:s text:c="212"/>&lt; <text:s text:c="52"/>&lt;&lt;&lt;&lt;&lt; <text:s text:c="33"/>&gt;&gt;&gt;&gt;&gt; <text:s text:c="182"/>&lt; <text:s text:c="52"/>&lt;&lt;&lt;&lt;&lt; <text:s text:c="30"/>&gt;&gt;&gt;&gt;&gt;&gt;&gt; <text:s text:c="417"/>&lt; <text:s text:c="52"/>&lt;&lt;&lt;&lt;&lt; <text:s text:c="27"/>&gt;&gt;&gt;&gt;&gt;&gt;&gt;&gt; <text:s text:c="276"/>&lt; <text:s text:c="52"/>&lt;&lt;&lt;&lt;&lt; <text:s text:c="22"/>&gt;&gt;&gt;&gt;&gt;&gt;&gt;&gt;&gt;&gt;&gt; <text:s text:c="229"/>&lt; <text:s text:c="52"/>&lt;&lt;&lt;&lt;&lt;&lt;&lt;&lt;&lt;&lt;&lt;&lt;&gt;&gt;&gt;&gt;&gt;&gt;&gt;&gt;&gt;&gt;&gt;&gt;&gt;&gt;&gt;&gt;&gt;&gt;&gt;&gt;&gt;&gt;&gt; <text:s text:c="216"/>&lt; <text:s text:c="52"/>&lt;&lt;&lt;&lt;&lt;&lt;&lt;&lt;&lt;&lt;&lt;&lt;&gt;&gt;&gt;&gt;&gt;&gt;&gt;&gt;&gt;&gt;&gt;&gt;&gt;&gt;&gt;&gt;&gt;&gt;&gt; <text:s text:c="450"/>&lt; <text:s text:c="52"/>&lt;&lt;&lt;&lt;&lt;&lt;&lt;&lt;&lt;&lt;&lt;&lt;&gt;&gt;&gt;&gt;&gt;&gt;&gt;&gt;&gt;&gt;&gt;&gt;&gt;&gt;&gt;&gt;&gt;&gt; <text:s text:c="306"/>&lt; <text:s text:c="52"/>&lt;&lt;&lt;&lt;&lt; <text:s text:c="18"/>&gt;&gt;&gt;&gt;&gt;&gt;&gt;&gt; <text:s text:c="232"/>&lt; <text:s text:c="52"/>&lt;&lt;&lt;&lt;&lt; <text:s text:c="21"/>&gt;&gt;&gt;&gt;&gt;&gt;&gt; <text:s text:c="194"/>&lt; <text:s text:c="52"/>&lt;&lt;&lt;&lt;&lt; <text:s text:c="23"/>&gt;&gt;&gt;&gt;&gt;&gt;&gt; <text:s text:c="426"/>&lt; <text:s text:c="52"/>&lt;&lt;&lt;&lt;&lt; <text:s text:c="26"/>&gt;&gt;&gt;&gt;&gt;&gt; <text:s text:c="279"/>&lt; <text:s text:c="52"/>&lt;&lt;&lt;&lt;&lt; <text:s text:c="27"/>&gt;&gt;&gt;&gt;&gt;&gt; <text:s text:c="223"/>&lt; <text:s text:c="52"/>&lt;&lt;&lt;&lt;&lt; <text:s text:c="29"/>&gt;&gt;&gt;&gt;&gt;&gt; <text:s text:c="186"/>&lt; <text:s text:c="52"/>&lt;&lt;&lt;&lt;&lt; <text:s text:c="30"/>&gt;&gt;&gt;&gt;&gt;&gt; <text:s text:c="419"/>&lt; <text:s text:c="52"/>&lt;&lt;&lt;&lt;&lt; <text:s text:c="32"/>&gt;&gt;&gt;&gt;&gt; <text:s text:c="273"/>&lt; <text:s text:c="52"/>&lt;&lt;&lt;&lt;&lt; <text:s text:c="33"/>&gt;&gt;&gt;&gt;&gt; <text:s text:c="218"/>&lt; <text:s text:c="52"/>&lt;&lt;&lt;&lt;&lt; <text:s text:c="34"/>&gt;&gt;&gt;&gt;&gt; <text:s text:c="181"/>&lt; <text:s text:c="52"/>&lt;&lt;&lt;&lt;&lt; <text:s text:c="35"/>&gt;&gt;&gt;&gt;&gt; <text:s text:c="413"/>&lt; <text:s text:c="52"/>&lt;&lt;&lt;&lt;&lt; <text:s text:c="37"/>&gt;&gt;&gt;&gt;&gt; <text:s text:c="268"/>&lt; <text:s text:c="52"/>&lt;&lt;&lt;&lt;&lt; <text:s text:c="38"/>&gt;&gt;&gt;&gt;&gt; <text:s text:c="214"/>&lt; <text:s text:c="52"/>&lt;&lt;&lt;&lt;&lt; <text:s text:c="39"/>&gt;&gt;&gt;&gt;&gt; <text:s text:c="176"/>&lt; <text:s text:c="42"/>&lt;&lt;&lt;&lt;&lt;&lt;&lt;&lt;&lt;&lt;&lt;&lt;&lt;&lt;&lt;&lt;&lt;&lt;&lt;&lt;&lt;&lt;&lt;&lt;&lt;&lt;&lt; <text:s text:c="28"/>&gt;&gt;&gt;&gt;&gt;&gt;&gt;&gt;&gt;&gt;&gt; <text:s text:c="431"/>&lt; <text:s text:c="41"/>&lt;&lt;&lt;&lt;&lt;&lt;&lt;&lt;&lt;&lt;&lt;&lt;&lt;&lt;&lt;&lt;&lt;&lt;&lt;&lt;&lt;&lt;&lt;&lt;&lt;&lt;&lt;&lt;&lt; <text:s text:c="28"/>&gt;&gt;&gt;&gt;&gt;&gt;&gt;&gt;&gt;&gt;&gt; <text:s text:c="287"/>&lt; <text:s text:c="42"/>&lt;&lt;&lt;&lt;&lt;&lt;&lt;&lt;&lt;&lt;&lt;&lt;&lt;&lt;&lt;&lt;&lt;&lt;&lt;&lt;&lt;&lt;&lt;&lt;&lt;&lt;&lt; <text:s text:c="30"/>&gt;&gt;&gt;&gt;&gt;&gt;&gt;&gt;&gt; <text:s text:c="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i Robichet</meta:initial-creator>
    <meta:creation-date>2014-10-04T19:27:52.93</meta:creation-date>
    <dc:date>2014-10-05T10:59:41.13</dc:date>
    <dc:creator>Rémi Robichet</dc:creator>
    <meta:editing-duration>PT31M3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" meta:word-count="108" meta:character-count="14092"/>
  </office:meta>
</office:document-meta>
</file>